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ff0000" fo:background-color="#ffff00"/>
    </style:style>
    <style:style style:name="T3" style:family="text">
      <style:text-properties fo:color="#ff0000" fo:font-weight="bold" fo:background-color="#ffff00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style:font-weight-asian="bold"/>
    </style:style>
    <style:style style:name="T7" style:family="text">
      <style:text-properties fo:color="#000000" style:font-name="Courier New" fo:font-size="10pt" style:font-size-asian="10pt" style:font-name-complex="Courier New1" style:font-size-complex="10pt"/>
    </style:style>
    <style:style style:name="T8" style:family="text">
      <style:text-properties style:font-name="Courier New" fo:font-size="10pt" style:font-size-asian="10pt" style:font-name-complex="Courier New1" style:font-size-complex="10pt"/>
    </style:style>
    <style:style style:name="T9" style:family="text">
      <style:text-properties fo:color="#7f0055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557f5f" style:font-name="Courier New" fo:font-size="10pt" style:font-size-asian="10pt" style:font-name-complex="Courier New1" style:font-size-complex="10pt"/>
    </style:style>
    <style:style style:name="T11" style:family="text">
      <style:text-properties fo:color="#0000c0" style:font-name="Courier New" fo:font-size="10pt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ke care of the cases. upper-case lower-case</text:p>
      <text:p text:style-name="Standard"><text:span text:style-name="T3">loudbite</text:span><text:span text:style-name="T1"> </text:span>-&gt; sunnyrest</text:p>
      <text:p text:style-name="Standard"><text:span text:style-name="T3">artist</text:span> -&gt; restaurant</text:p>
      <text:p text:style-name="Standard"><text:span text:style-name="T3">genre</text:span> -&gt; savour</text:p>
      <text:p text:style-name="Standard"><text:span text:style-name="T3">product</text:span> -&gt; dish</text:p>
      <text:p text:style-name="Standard">zf create controller account <text:s/></text:p>
      <text:p text:style-name="Standard">// 77/424</text:p>
      <text:p text:style-name="Standard"/>
      <text:p text:style-name="Standard">zf create action success account</text:p>
      <text:p text:style-name="Standard">zf create action new account</text:p>
      <text:p text:style-name="Standard">zf create action activate account</text:p>
      <text:p text:style-name="Standard">p78</text:p>
      <text:p text:style-name="Standard"/>
      <text:p text:style-name="Standard">fatal error: variables in routing has a higher priority over normal path.</text:p>
      <text:p text:style-name="Standard">For example, </text:p>
      <text:p text:style-name="Standard"><text:span text:style-name="T4">example.com/rest/xxx</text:span> may refer to <text:span text:style-name="T4">example.com/rest?name=xxx </text:span>instead of <text:span text:style-name="T4"><text:s/>example.com/restController/xxxAction</text:span></text:p>
      <text:p text:style-name="Standard"/>
      <text:p text:style-name="Standard"/>
      <text:p text:style-name="Standard">zend framework will <text:span text:style-name="T6">NOT</text:span> start session automatically (by <text:span text:style-name="T4">default</text:span>)</text:p>
      <text:p text:style-name="Standard">SESSION should be started in <text:span text:style-name="T6">BOOTSTRAP</text:span><text:span text:style-name="T4">.PHP </text:span>by <text:span text:style-name="T2">Zend_Session::Start();</text:span></text:p>
      <text:p text:style-name="Standard"/>
      <text:p text:style-name="Standard"><text:span text:style-name="T5">Database query</text:span> in Models/DbTable/xxx.php:</text:p>
      <text:p text:style-name="Standard"><text:tab/>$this-&gt;fetchRwo(“$where”)-&gt;<text:span text:style-name="T2">toArray();</text:span></text:p>
      <text:p text:style-name="Standard"><text:span text:style-name="T1"><text:tab/>Or</text:span></text:p>
      <text:p text:style-name="Standard"><text:tab/>$this-&gt;_db-&gt;query(“SELECT …..”)-&gt;<text:span text:style-name="T2">fetchAll;</text:span></text:p>
      <text:p text:style-name="Standard"><text:span text:style-name="T5">Re-direction</text:span> in controller:</text:p>
      <text:p text:style-name="Standard"><text:soft-page-break/><text:tab/>$this-&gt;_helper-&gt;redirector(“actionName”)</text:p>
      <text:p text:style-name="Standard">Or</text:p>
      <text:p text:style-name="Standard"><text:tab/>$this-&gt;_helper-&gt;redirector()-&gt;goToUrl(“/controllerName/actionName”)</text:p>
      <text:p text:style-name="Standard">Or</text:p>
      <text:p text:style-name="Standard"><text:tab/>$this-&gt;_forward($actionName, $controllerName ….);</text:p>
      <text:p text:style-name="Standard"><text:span text:style-name="T2"/></text:p>
      <text:p text:style-name="Standard">Escape:<text:bookmark text:name="_GoBack"/></text:p>
      <text:p text:style-name="P1"><text:span text:style-name="T7"><text:s text:c="8"/>$escapeObj = </text:span><text:span text:style-name="T9">new </text:span><text:span text:style-name="T7">Sunny_Escape();</text:span></text:p>
      <text:p text:style-name="P1"><text:span text:style-name="T10">//<text:tab/><text:tab/>$this-&gt;view-&gt;setEscape('strip_tags');</text:span></text:p>
      <text:p text:style-name="P1"><text:span text:style-name="T7"><text:s text:c="8"/>$this-&gt;</text:span><text:span text:style-name="T11">view</text:span><text:span text:style-name="T7">-&gt;setEscape(</text:span><text:span text:style-name="T9">array</text:span><text:span text:style-name="T7">($escapeObj, </text:span><text:span text:style-name="T11">"doEnhancedEscape"</text:span><text:span text:style-name="T7">));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o</meta:initial-creator>
    <meta:editing-cycles>12</meta:editing-cycles>
    <meta:creation-date>2011-09-25T17:47:00</meta:creation-date>
    <dc:date>2012-09-18T22:55:50</dc:date>
    <meta:editing-duration>PT33M54S</meta:editing-duration>
    <meta:generator>LibreOffice/3.4$Linux LibreOffice_project/340m1$Build-402</meta:generator>
    <meta:document-statistic meta:table-count="0" meta:image-count="0" meta:object-count="0" meta:page-count="2" meta:paragraph-count="30" meta:word-count="107" meta:character-count="1050" meta:non-whitespace-character-count="9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